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198d1d"/>
    </style:style>
    <style:style style:name="P2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220703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b6c92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7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2591in" svg:y="0.0791in" svg:width="3in" draw:z-index="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 </text:p><text:p text:style-name="P3">Class<text:tab/>: </text:p><text:p text:style-name="P3">Item<text:tab/>: </text:p><text:p text:style-name="P3"><text:tab/>:</text:p><text:p text:style-name="P3"><text:tab/>:</text:p></draw:text-box></draw:frame><draw:frame draw:style-name="fr1" draw:name="Frame2" text:anchor-type="paragraph" svg:x="3.8028in" svg:y="0.0791in" svg:width="3in" draw:z-index="1"><draw:text-box fo:min-height="4.026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മല്‍കൃഷ്ണ കെ.വി. </text:p><text:p text:style-name="P4">Class<text:tab/>:8A</text:p><text:p text:style-name="P4">Item<text:tab/>:ലളിതഗാനം</text:p><text:p text:style-name="P4"><text:tab/>:മാപ്പിളപ്പാട്ട്</text:p><text:p text:style-name="P4"><text:tab/>:പ്രസംഗം 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3">Item<text:tab/>: </text:p><text:p text:style-name="P3"><text:tab/>:</text:p><text:p text:style-name="P3"><text:tab/>:</text:p></draw:text-box></draw:frame><draw:frame draw:style-name="fr1" draw:name="Frame3" text:anchor-type="paragraph" svg:x="3.8028in" svg:y="4.4102in" svg:width="3in" draw:z-index="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;</text:p><text:p text:style-name="P3">Class<text:tab/>:</text:p><text:p text:style-name="P3">Item<text:tab/>:</text:p><text:p text:style-name="P3"><text:tab/>:</text:p><text:p text:style-name="P3"><text:tab/>:</text:p></draw:text-box></draw:frame><draw:frame draw:style-name="fr1" draw:name="Frame4" text:anchor-type="paragraph" svg:x="0.2591in" svg:y="0.0791in" svg:width="3in" draw:z-index="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മല്‍കൃഷ്ണ കെ.വി.</text:p><text:p text:style-name="P3">Class<text:tab/>:8A</text:p><text:p text:style-name="P3">Item<text:tab/>:ലളിതഗാനം</text:p><text:p text:style-name="P3"><text:tab/>:മാപ്പിളപ്പാട്ട്</text:p><text:p text:style-name="P3"><text:tab/>:പ്രസംഗം </text:p></draw:text-box></draw:frame><draw:frame draw:style-name="fr1" draw:name="Frame5" text:anchor-type="paragraph" svg:x="0.2591in" svg:y="4.4102in" svg:width="3in" draw:z-index="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7"/><text:p text:style-name="P8"><text:s/>Participants Card</text:p><text:p text:style-name="P6"/><text:p text:style-name="P3">Name<text:tab/>:അമല്‍കൃഷ്ണ കെ.വി.</text:p><text:p text:style-name="P3">Class<text:tab/>:8A</text:p><text:p text:style-name="P3">Item<text:tab/>:ലളിതഗാനം </text:p><text:p text:style-name="P3"><text:tab/>:മാപ്പിളപ്പാട്ട്</text:p><text:p text:style-name="P3"><text:tab/>:പ്രസംഗം </text:p></draw:text-box></draw:frame>­participants_mal.Sheet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26T03:35:26.643886295</dc:date>
    <meta:editing-cycles>7</meta:editing-cycles>
    <meta:editing-duration>PT26M11S</meta:editing-duration>
    <meta:document-statistic meta:table-count="0" meta:image-count="0" meta:object-count="0" meta:page-count="1" meta:paragraph-count="50" meta:word-count="98" meta:character-count="576" meta:non-whitespace-character-count="501"/>
  </office:meta>
</office:document-meta>
</file>